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fo:font-weight="bold" officeooo:rsid="001aa4fc" officeooo:paragraph-rsid="001aa4fc" style:font-size-asian="14pt" style:font-weight-asian="bold" style:font-size-complex="16pt" style:font-weight-complex="bold"/>
    </style:style>
    <style:style style:name="P2" style:family="paragraph" style:parent-style-name="Preformatted_20_Text">
      <style:text-properties style:font-name="ariel" fo:font-size="16pt" fo:font-weight="bold" officeooo:rsid="001cb134" officeooo:paragraph-rsid="001cb134" style:font-size-asian="14pt" style:font-weight-asian="bold" style:font-size-complex="16pt" style:font-weight-complex="bold"/>
    </style:style>
    <style:style style:name="P3" style:family="paragraph" style:parent-style-name="Preformatted_20_Text">
      <style:text-properties style:font-name="ariel" fo:font-size="16pt" fo:font-weight="bold" officeooo:rsid="0022f2f2" officeooo:paragraph-rsid="0022f2f2" style:font-size-asian="14pt" style:font-weight-asian="bold" style:font-size-complex="16pt" style:font-weight-complex="bold"/>
    </style:style>
    <style:style style:name="P4" style:family="paragraph" style:parent-style-name="Preformatted_20_Text">
      <style:text-properties style:font-name="ariel" fo:font-size="16pt" fo:font-weight="bold" officeooo:rsid="00362703" officeooo:paragraph-rsid="00362703" style:font-name-asian="Noto Sans Mono CJK SC" style:font-size-asian="14pt" style:font-weight-asian="bold" style:font-name-complex="Liberation Mono" style:font-size-complex="16pt" style:font-weight-complex="bold"/>
    </style:style>
    <style:style style:name="P5" style:family="paragraph" style:parent-style-name="Preformatted_20_Text">
      <style:text-properties style:font-name="ariel" fo:font-size="16pt" fo:font-weight="normal" officeooo:rsid="002bb399" officeooo:paragraph-rsid="002ac94f" style:font-size-asian="14pt" style:font-weight-asian="normal" style:font-size-complex="16pt" style:font-weight-complex="normal"/>
    </style:style>
    <style:style style:name="P6" style:family="paragraph" style:parent-style-name="Preformatted_20_Text">
      <style:text-properties style:font-name="ariel" fo:font-size="16pt" fo:font-weight="normal" officeooo:rsid="002bb399" officeooo:paragraph-rsid="003cb90d" style:font-size-asian="14pt" style:font-weight-asian="normal" style:font-size-complex="16pt" style:font-weight-complex="normal"/>
    </style:style>
    <style:style style:name="P7" style:family="paragraph" style:parent-style-name="Preformatted_20_Text">
      <style:text-properties style:font-name="ariel" fo:font-size="16pt" fo:font-weight="normal" officeooo:rsid="002a5fdf" officeooo:paragraph-rsid="002a5fdf" style:font-size-asian="14pt" style:font-weight-asian="normal" style:font-size-complex="16pt" style:font-weight-complex="normal"/>
    </style:style>
    <style:style style:name="P8" style:family="paragraph" style:parent-style-name="Preformatted_20_Text">
      <style:text-properties style:font-name="ariel" fo:font-size="16pt" fo:font-weight="normal" officeooo:rsid="001acc21" officeooo:paragraph-rsid="001acc21" style:font-size-asian="14pt" style:font-weight-asian="normal" style:font-size-complex="16pt" style:font-weight-complex="normal"/>
    </style:style>
    <style:style style:name="P9" style:family="paragraph" style:parent-style-name="Preformatted_20_Text">
      <style:text-properties style:font-name="ariel" fo:font-size="16pt" style:text-underline-style="solid" style:text-underline-width="auto" style:text-underline-color="font-color" officeooo:rsid="001aa4fc" officeooo:paragraph-rsid="001aa4fc" style:font-size-asian="14pt" style:font-size-complex="16pt"/>
    </style:style>
    <style:style style:name="P10" style:family="paragraph" style:parent-style-name="Preformatted_20_Text">
      <style:text-properties style:font-name="ariel" fo:font-size="16pt" style:text-underline-style="solid" style:text-underline-width="auto" style:text-underline-color="font-color" fo:font-weight="normal" officeooo:rsid="0018c85b" officeooo:paragraph-rsid="0018c85b" style:font-size-asian="14pt" style:font-weight-asian="normal" style:font-size-complex="16pt" style:font-weight-complex="normal"/>
    </style:style>
    <style:style style:name="P11" style:family="paragraph" style:parent-style-name="Preformatted_20_Text">
      <style:text-properties style:font-name="ariel" fo:font-size="16pt" style:text-underline-style="solid" style:text-underline-type="double" style:text-underline-width="auto" style:text-underline-color="font-color" officeooo:rsid="001acc21" officeooo:paragraph-rsid="001acc21" style:font-size-asian="14pt" style:font-size-complex="16pt"/>
    </style:style>
    <style:style style:name="P12" style:family="paragraph" style:parent-style-name="Preformatted_20_Text">
      <style:text-properties style:font-name="ariel" fo:font-size="16pt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1acc21" officeooo:paragraph-rsid="001acc21" style:font-size-asian="14pt" style:font-size-complex="16pt"/>
    </style:style>
    <style:style style:name="P14" style:family="paragraph" style:parent-style-name="Preformatted_20_Text">
      <style:text-properties style:font-name="ariel" fo:font-size="16pt" officeooo:rsid="001aa4fc" officeooo:paragraph-rsid="001aa4fc" style:font-size-asian="14pt" style:font-size-complex="16pt"/>
    </style:style>
    <style:style style:name="P15" style:family="paragraph" style:parent-style-name="Preformatted_20_Text">
      <style:text-properties style:font-name="ariel" fo:font-size="16pt" officeooo:rsid="0018c85b" officeooo:paragraph-rsid="0018c85b" style:font-size-asian="14pt" style:font-size-complex="16pt"/>
    </style:style>
    <style:style style:name="P16" style:family="paragraph" style:parent-style-name="Preformatted_20_Text">
      <style:text-properties style:font-name="ariel" fo:font-size="16pt" fo:font-style="normal" fo:font-weight="normal" officeooo:rsid="003e86ef" officeooo:paragraph-rsid="002ac94f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Preformatted_20_Text">
      <style:text-properties style:font-name="ariel" fo:font-size="16pt" fo:font-style="normal" fo:font-weight="normal" officeooo:rsid="00422589" officeooo:paragraph-rsid="00422589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Preformatted_20_Text">
      <style:text-properties style:font-name="ariel" fo:font-size="16pt" fo:font-style="normal" fo:font-weight="normal" officeooo:rsid="004894e9" officeooo:paragraph-rsid="004894e9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Preformatted_20_Text">
      <style:text-properties style:font-name="ariel" fo:font-size="16pt" fo:font-style="normal" fo:font-weight="normal" officeooo:rsid="0051b58d" officeooo:paragraph-rsid="0051b58d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Preformatted_20_Text">
      <style:text-properties style:font-name="ariel" fo:font-size="16pt" fo:font-style="normal" fo:font-weight="normal" officeooo:rsid="00526999" officeooo:paragraph-rsid="0068e05a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Preformatted_20_Text">
      <style:text-properties style:font-name="ariel" fo:font-size="16pt" fo:font-style="normal" fo:font-weight="normal" officeooo:rsid="00526999" officeooo:paragraph-rsid="006c9f8d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Preformatted_20_Text">
      <style:text-properties style:font-name="ariel" fo:font-size="16pt" fo:font-style="normal" fo:font-weight="normal" officeooo:rsid="00526999" officeooo:paragraph-rsid="006d5720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Preformatted_20_Text">
      <style:text-properties style:font-name="ariel" fo:font-size="16pt" fo:font-style="normal" fo:font-weight="normal" officeooo:rsid="00526999" officeooo:paragraph-rsid="006d9020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Preformatted_20_Text">
      <style:text-properties style:font-name="ariel" fo:font-size="16pt" fo:font-style="normal" fo:font-weight="normal" officeooo:rsid="00526999" officeooo:paragraph-rsid="0071b890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Preformatted_20_Text">
      <style:text-properties style:font-name="ariel" fo:font-size="16pt" fo:font-style="normal" fo:font-weight="normal" officeooo:rsid="00526999" officeooo:paragraph-rsid="00727fda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Preformatted_20_Text">
      <style:text-properties style:font-name="ariel" fo:font-size="16pt" fo:font-style="normal" fo:font-weight="normal" officeooo:rsid="007052eb" officeooo:paragraph-rsid="007052eb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Preformatted_20_Text">
      <style:text-properties style:font-name="ariel" fo:font-size="16pt" fo:font-style="normal" fo:font-weight="normal" officeooo:rsid="00795130" officeooo:paragraph-rsid="00795130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Preformatted_20_Text">
      <style:text-properties style:font-name="ariel" fo:font-size="16pt" fo:font-style="normal" fo:font-weight="normal" officeooo:rsid="00795130" officeooo:paragraph-rsid="008ce7f7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Preformatted_20_Text">
      <style:text-properties style:font-name="ariel" fo:font-size="16pt" fo:font-style="normal" fo:font-weight="normal" officeooo:rsid="0097347e" officeooo:paragraph-rsid="0097347e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Preformatted_20_Text">
      <style:text-properties style:font-name="ariel" fo:font-size="16pt" fo:font-style="normal" fo:font-weight="bold" officeooo:rsid="004894e9" officeooo:paragraph-rsid="004894e9" style:font-size-asian="14pt" style:font-style-asian="normal" style:font-weight-asian="bold" style:font-size-complex="16pt" style:font-style-complex="normal" style:font-weight-complex="bold"/>
    </style:style>
    <style:style style:name="P31" style:family="paragraph" style:parent-style-name="Preformatted_20_Text">
      <style:text-properties style:font-name="ariel" fo:font-size="16pt" fo:font-style="normal" fo:font-weight="bold" officeooo:rsid="0051b58d" officeooo:paragraph-rsid="0051b58d" style:font-size-asian="14pt" style:font-style-asian="normal" style:font-weight-asian="bold" style:font-size-complex="16pt" style:font-style-complex="normal" style:font-weight-complex="bold"/>
    </style:style>
    <style:style style:name="P32" style:family="paragraph" style:parent-style-name="Preformatted_20_Text">
      <style:text-properties style:font-name="ariel" fo:font-size="16pt" fo:font-style="normal" fo:font-weight="bold" officeooo:rsid="00795130" officeooo:paragraph-rsid="008ce7f7" style:font-size-asian="14pt" style:font-style-asian="normal" style:font-weight-asian="bold" style:font-size-complex="16pt" style:font-style-complex="normal" style:font-weight-complex="bold"/>
    </style:style>
    <style:style style:name="P33" style:family="paragraph" style:parent-style-name="Preformatted_20_Text">
      <style:text-properties style:font-name="ariel" fo:font-size="16pt" fo:font-style="normal" fo:font-weight="bold" officeooo:rsid="00912140" officeooo:paragraph-rsid="00912140" style:font-size-asian="14pt" style:font-style-asian="normal" style:font-weight-asian="bold" style:font-size-complex="16pt" style:font-style-complex="normal" style:font-weight-complex="bold"/>
    </style:style>
    <style:style style:name="P34" style:family="paragraph" style:parent-style-name="Preformatted_20_Text">
      <style:text-properties style:font-name="ariel" fo:font-size="16pt" fo:font-style="normal" fo:font-weight="bold" officeooo:rsid="009823e3" officeooo:paragraph-rsid="009823e3" style:font-size-asian="14pt" style:font-style-asian="normal" style:font-weight-asian="bold" style:font-size-complex="16pt" style:font-style-complex="normal" style:font-weight-complex="bold"/>
    </style:style>
    <style:style style:name="P35" style:family="paragraph" style:parent-style-name="Preformatted_20_Text">
      <style:paragraph-properties fo:text-align="center" style:justify-single-word="false"/>
      <style:text-properties style:font-name="ariel" fo:font-size="32pt" fo:font-weight="bold" officeooo:rsid="0016a146" officeooo:paragraph-rsid="0016a146" style:font-size-asian="32pt" style:font-weight-asian="bold" style:font-size-complex="32pt" style:font-weight-complex="bold"/>
    </style:style>
    <style:style style:name="P36" style:family="paragraph" style:parent-style-name="Preformatted_20_Text">
      <style:text-properties style:font-name="ariel" fo:font-size="22pt" fo:font-style="normal" fo:font-weight="bold" officeooo:rsid="00b72b1a" officeooo:paragraph-rsid="00b72b1a" style:font-size-asian="22pt" style:font-style-asian="normal" style:font-weight-asian="bold" style:font-size-complex="22pt" style:font-style-complex="normal" style:font-weight-complex="bold"/>
    </style:style>
    <style:style style:name="P37" style:family="paragraph" style:parent-style-name="Preformatted_20_Text">
      <style:text-properties officeooo:paragraph-rsid="002ac94f"/>
    </style:style>
    <style:style style:name="P38" style:family="paragraph" style:parent-style-name="Preformatted_20_Text">
      <style:text-properties officeooo:paragraph-rsid="002a5fdf"/>
    </style:style>
    <style:style style:name="P39" style:family="paragraph" style:parent-style-name="Preformatted_20_Text">
      <style:text-properties officeooo:paragraph-rsid="001acc21"/>
    </style:style>
    <style:style style:name="P40" style:family="paragraph" style:parent-style-name="Preformatted_20_Text">
      <style:text-properties officeooo:paragraph-rsid="00586963"/>
    </style:style>
    <style:style style:name="P41" style:family="paragraph" style:parent-style-name="Preformatted_20_Text">
      <style:text-properties officeooo:paragraph-rsid="005af2ec"/>
    </style:style>
    <style:style style:name="P42" style:family="paragraph" style:parent-style-name="Preformatted_20_Text">
      <style:text-properties officeooo:rsid="005cfcaf" officeooo:paragraph-rsid="005cfcaf"/>
    </style:style>
    <style:style style:name="P43" style:family="paragraph" style:parent-style-name="Preformatted_20_Text">
      <style:text-properties officeooo:rsid="005cfcaf" officeooo:paragraph-rsid="005e9ceb"/>
    </style:style>
    <style:style style:name="P44" style:family="paragraph" style:parent-style-name="Preformatted_20_Text">
      <style:text-properties officeooo:rsid="005cfcaf" officeooo:paragraph-rsid="0061ed81"/>
    </style:style>
    <style:style style:name="P45" style:family="paragraph" style:parent-style-name="Preformatted_20_Text">
      <style:text-properties fo:font-weight="normal" officeooo:rsid="005cfcaf" officeooo:paragraph-rsid="0063331a" style:font-weight-asian="normal" style:font-weight-complex="normal"/>
    </style:style>
    <style:style style:name="P46" style:family="paragraph" style:parent-style-name="Preformatted_20_Text">
      <style:text-properties fo:font-weight="normal" officeooo:rsid="005cfcaf" officeooo:paragraph-rsid="00655e31" style:font-weight-asian="normal" style:font-weight-complex="normal"/>
    </style:style>
    <style:style style:name="P47" style:family="paragraph" style:parent-style-name="Preformatted_20_Text">
      <style:text-properties fo:font-weight="normal" officeooo:rsid="005cfcaf" officeooo:paragraph-rsid="00680228" style:font-weight-asian="normal" style:font-weight-complex="normal"/>
    </style:style>
    <style:style style:name="P48" style:family="paragraph" style:parent-style-name="Preformatted_20_Text">
      <style:text-properties fo:font-weight="normal" officeooo:rsid="005cfcaf" officeooo:paragraph-rsid="0068a2ed" style:font-weight-asian="normal" style:font-weight-complex="normal"/>
    </style:style>
    <style:style style:name="P49" style:family="paragraph" style:parent-style-name="Preformatted_20_Text">
      <style:text-properties fo:font-weight="normal" officeooo:rsid="005cfcaf" officeooo:paragraph-rsid="0068e05a" style:font-weight-asian="normal" style:font-weight-complex="normal"/>
    </style:style>
    <style:style style:name="P50" style:family="paragraph" style:parent-style-name="Preformatted_20_Text">
      <style:text-properties style:font-name="ariel" fo:font-size="16pt" fo:font-style="normal" fo:font-weight="normal" officeooo:rsid="0097347e" officeooo:paragraph-rsid="0097347e" style:font-size-asian="14pt" style:font-style-asian="normal" style:font-weight-asian="normal" style:font-size-complex="16pt" style:font-style-complex="normal" style:font-weight-complex="normal"/>
    </style:style>
    <style:style style:name="P51" style:family="paragraph" style:parent-style-name="Preformatted_20_Text">
      <style:text-properties style:font-name="ariel" fo:font-size="16pt" fo:font-style="normal" fo:font-weight="normal" officeooo:rsid="0097347e" officeooo:paragraph-rsid="00be64d4" style:font-size-asian="14pt" style:font-style-asian="normal" style:font-weight-asian="normal" style:font-size-complex="16pt" style:font-style-complex="normal" style:font-weight-complex="normal"/>
    </style:style>
    <style:style style:name="P52" style:family="paragraph" style:parent-style-name="Preformatted_20_Text">
      <style:text-properties style:font-name="ariel" fo:font-size="16pt" fo:font-style="normal" fo:font-weight="normal" officeooo:rsid="0097347e" officeooo:paragraph-rsid="00c30b79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16d211"/>
    </style:style>
    <style:style style:name="T2" style:family="text">
      <style:text-properties officeooo:rsid="0018c85b"/>
    </style:style>
    <style:style style:name="T3" style:family="text">
      <style:text-properties officeooo:rsid="001acc2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e194" style:font-weight-asian="bold" style:font-weight-complex="bold"/>
    </style:style>
    <style:style style:name="T6" style:family="text">
      <style:text-properties fo:font-weight="bold" officeooo:rsid="001f8595" style:font-weight-asian="bold" style:font-weight-complex="bold"/>
    </style:style>
    <style:style style:name="T7" style:family="text">
      <style:text-properties fo:font-weight="bold" officeooo:rsid="0020a355" style:font-weight-asian="bold" style:font-weight-complex="bold"/>
    </style:style>
    <style:style style:name="T8" style:family="text">
      <style:text-properties fo:font-weight="bold" officeooo:rsid="0022f2f2" style:font-weight-asian="bold" style:font-weight-complex="bold"/>
    </style:style>
    <style:style style:name="T9" style:family="text">
      <style:text-properties fo:font-weight="bold" officeooo:rsid="0024634b" style:font-weight-asian="bold" style:font-weight-complex="bold"/>
    </style:style>
    <style:style style:name="T10" style:family="text">
      <style:text-properties fo:font-weight="bold" officeooo:rsid="002351ad" style:font-weight-asian="bold" style:font-weight-complex="bold"/>
    </style:style>
    <style:style style:name="T11" style:family="text">
      <style:text-properties fo:font-weight="bold" officeooo:rsid="0024c20b" style:font-weight-asian="bold" style:font-weight-complex="bold"/>
    </style:style>
    <style:style style:name="T12" style:family="text">
      <style:text-properties fo:font-weight="bold" officeooo:rsid="0025890a" style:font-weight-asian="bold" style:font-weight-complex="bold"/>
    </style:style>
    <style:style style:name="T13" style:family="text">
      <style:text-properties fo:font-weight="bold" officeooo:rsid="002787f2" style:font-weight-asian="bold" style:font-weight-complex="bold"/>
    </style:style>
    <style:style style:name="T14" style:family="text">
      <style:text-properties fo:font-weight="bold" officeooo:rsid="00291f1a" style:font-weight-asian="bold" style:font-weight-complex="bold"/>
    </style:style>
    <style:style style:name="T15" style:family="text">
      <style:text-properties fo:font-weight="bold" officeooo:rsid="00362703" style:font-weight-asian="bold" style:font-weight-complex="bold"/>
    </style:style>
    <style:style style:name="T16" style:family="text">
      <style:text-properties fo:font-weight="bold" officeooo:rsid="003a960d" style:font-weight-asian="bold" style:font-weight-complex="bold"/>
    </style:style>
    <style:style style:name="T17" style:family="text">
      <style:text-properties fo:font-weight="bold" officeooo:rsid="003af937" style:font-weight-asian="bold" style:font-weight-complex="bold"/>
    </style:style>
    <style:style style:name="T18" style:family="text">
      <style:text-properties fo:font-weight="bold" officeooo:rsid="003cb90d" style:font-weight-asian="bold" style:font-weight-complex="bold"/>
    </style:style>
    <style:style style:name="T19" style:family="text">
      <style:text-properties fo:font-weight="bold" officeooo:rsid="003d2714" style:font-weight-asian="bold" style:font-weight-complex="bold"/>
    </style:style>
    <style:style style:name="T20" style:family="text">
      <style:text-properties fo:font-weight="bold" officeooo:rsid="00459c4c" style:font-weight-asian="bold" style:font-weight-complex="bold"/>
    </style:style>
    <style:style style:name="T21" style:family="text">
      <style:text-properties fo:font-weight="bold" officeooo:rsid="003fc594" style:font-weight-asian="bold" style:font-weight-complex="bold"/>
    </style:style>
    <style:style style:name="T22" style:family="text">
      <style:text-properties fo:font-weight="bold" officeooo:rsid="004b736e" style:font-weight-asian="bold" style:font-weight-complex="bold"/>
    </style:style>
    <style:style style:name="T23" style:family="text">
      <style:text-properties fo:font-weight="bold" officeooo:rsid="004e3a10" style:font-weight-asian="bold" style:font-weight-complex="bold"/>
    </style:style>
    <style:style style:name="T24" style:family="text">
      <style:text-properties fo:font-weight="bold" officeooo:rsid="006be04a" style:font-weight-asian="bold" style:font-weight-complex="bold"/>
    </style:style>
    <style:style style:name="T25" style:family="text">
      <style:text-properties fo:font-weight="bold" officeooo:rsid="006d5720" style:font-weight-asian="bold" style:font-weight-complex="bold"/>
    </style:style>
    <style:style style:name="T26" style:family="text">
      <style:text-properties fo:font-weight="bold" officeooo:rsid="006d9020" style:font-weight-asian="bold" style:font-weight-complex="bold"/>
    </style:style>
    <style:style style:name="T27" style:family="text">
      <style:text-properties fo:font-weight="bold" officeooo:rsid="00727fda" style:font-weight-asian="bold" style:font-weight-complex="bold"/>
    </style:style>
    <style:style style:name="T28" style:family="text">
      <style:text-properties fo:font-weight="bold" officeooo:rsid="007be01e" style:font-weight-asian="bold" style:font-weight-complex="bold"/>
    </style:style>
    <style:style style:name="T29" style:family="text">
      <style:text-properties fo:font-weight="bold" officeooo:rsid="007c1641" style:font-weight-asian="bold" style:font-weight-complex="bold"/>
    </style:style>
    <style:style style:name="T30" style:family="text">
      <style:text-properties fo:font-weight="bold" officeooo:rsid="007f7e52" style:font-weight-asian="bold" style:font-weight-complex="bold"/>
    </style:style>
    <style:style style:name="T31" style:family="text">
      <style:text-properties fo:font-weight="bold" officeooo:rsid="0086a163" style:font-weight-asian="bold" style:font-weight-complex="bold"/>
    </style:style>
    <style:style style:name="T32" style:family="text">
      <style:text-properties fo:font-weight="bold" officeooo:rsid="008dc9a7" style:font-weight-asian="bold" style:font-weight-complex="bold"/>
    </style:style>
    <style:style style:name="T33" style:family="text">
      <style:text-properties fo:font-weight="bold" officeooo:rsid="008fa204" style:font-weight-asian="bold" style:font-weight-complex="bold"/>
    </style:style>
    <style:style style:name="T34" style:family="text">
      <style:text-properties fo:font-weight="bold" officeooo:rsid="0093c933" style:font-weight-asian="bold" style:font-weight-complex="bold"/>
    </style:style>
    <style:style style:name="T35" style:family="text">
      <style:text-properties fo:font-weight="bold" officeooo:rsid="00954928" style:font-weight-asian="bold" style:font-weight-complex="bold"/>
    </style:style>
    <style:style style:name="T36" style:family="text">
      <style:text-properties fo:font-weight="bold" officeooo:rsid="009b2aa0" style:font-weight-asian="bold" style:font-weight-complex="bold"/>
    </style:style>
    <style:style style:name="T37" style:family="text">
      <style:text-properties fo:font-weight="bold" officeooo:rsid="009c9623" style:font-weight-asian="bold" style:font-weight-complex="bold"/>
    </style:style>
    <style:style style:name="T38" style:family="text">
      <style:text-properties fo:font-weight="bold" officeooo:rsid="009fa659" style:font-weight-asian="bold" style:font-weight-complex="bold"/>
    </style:style>
    <style:style style:name="T39" style:family="text">
      <style:text-properties fo:font-weight="bold" officeooo:rsid="00a413bd" style:font-weight-asian="bold" style:font-weight-complex="bold"/>
    </style:style>
    <style:style style:name="T40" style:family="text">
      <style:text-properties fo:font-weight="bold" officeooo:rsid="00a42bff" style:font-weight-asian="bold" style:font-weight-complex="bold"/>
    </style:style>
    <style:style style:name="T41" style:family="text">
      <style:text-properties fo:font-weight="bold" officeooo:rsid="00a6fbe5" style:font-weight-asian="bold" style:font-weight-complex="bold"/>
    </style:style>
    <style:style style:name="T42" style:family="text">
      <style:text-properties fo:font-weight="bold" officeooo:rsid="00a741a9" style:font-weight-asian="bold" style:font-weight-complex="bold"/>
    </style:style>
    <style:style style:name="T43" style:family="text">
      <style:text-properties fo:font-weight="bold" officeooo:rsid="00a95db1" style:font-weight-asian="bold" style:font-weight-complex="bold"/>
    </style:style>
    <style:style style:name="T44" style:family="text">
      <style:text-properties fo:font-weight="bold" officeooo:rsid="00a7d51b" style:font-weight-asian="bold" style:font-weight-complex="bold"/>
    </style:style>
    <style:style style:name="T45" style:family="text">
      <style:text-properties fo:font-weight="bold" officeooo:rsid="00a84220" style:font-weight-asian="bold" style:font-weight-complex="bold"/>
    </style:style>
    <style:style style:name="T46" style:family="text">
      <style:text-properties fo:font-weight="bold" officeooo:rsid="00a96f92" style:font-weight-asian="bold" style:font-weight-complex="bold"/>
    </style:style>
    <style:style style:name="T47" style:family="text">
      <style:text-properties fo:font-weight="bold" officeooo:rsid="00ab7d8f" style:font-weight-asian="bold" style:font-weight-complex="bold"/>
    </style:style>
    <style:style style:name="T48" style:family="text">
      <style:text-properties fo:font-weight="bold" officeooo:rsid="00abc1ac" style:font-weight-asian="bold" style:font-weight-complex="bold"/>
    </style:style>
    <style:style style:name="T49" style:family="text">
      <style:text-properties fo:font-weight="bold" officeooo:rsid="00ad9e5f" style:font-weight-asian="bold" style:font-weight-complex="bold"/>
    </style:style>
    <style:style style:name="T50" style:family="text">
      <style:text-properties fo:font-weight="bold" officeooo:rsid="00afb761" style:font-weight-asian="bold" style:font-weight-complex="bold"/>
    </style:style>
    <style:style style:name="T51" style:family="text">
      <style:text-properties fo:font-weight="bold" officeooo:rsid="00b451b7" style:font-weight-asian="bold" style:font-weight-complex="bold"/>
    </style:style>
    <style:style style:name="T52" style:family="text">
      <style:text-properties fo:font-weight="bold" officeooo:rsid="00b47416" style:font-weight-asian="bold" style:font-weight-complex="bold"/>
    </style:style>
    <style:style style:name="T53" style:family="text">
      <style:text-properties fo:font-weight="bold" officeooo:rsid="00ba4802" style:font-weight-asian="bold" style:font-weight-complex="bold"/>
    </style:style>
    <style:style style:name="T54" style:family="text">
      <style:text-properties fo:font-weight="bold" officeooo:rsid="00ba5336" style:font-weight-asian="bold" style:font-weight-complex="bold"/>
    </style:style>
    <style:style style:name="T55" style:family="text">
      <style:text-properties fo:font-weight="bold" officeooo:rsid="00bc92cd" style:font-weight-asian="bold" style:font-weight-complex="bold"/>
    </style:style>
    <style:style style:name="T56" style:family="text">
      <style:text-properties fo:font-weight="bold" officeooo:rsid="00be64d4" style:font-weight-asian="bold" style:font-weight-complex="bold"/>
    </style:style>
    <style:style style:name="T57" style:family="text">
      <style:text-properties fo:font-weight="bold" officeooo:rsid="00c0b397" style:font-weight-asian="bold" style:font-weight-complex="bold"/>
    </style:style>
    <style:style style:name="T58" style:family="text">
      <style:text-properties style:font-name="ariel" fo:font-size="16pt" officeooo:rsid="001acc21" style:font-size-asian="14pt" style:font-size-complex="16pt"/>
    </style:style>
    <style:style style:name="T59" style:family="text">
      <style:text-properties style:font-name="ariel" fo:font-size="16pt" officeooo:rsid="001d7347" style:font-size-asian="14pt" style:font-size-complex="16pt"/>
    </style:style>
    <style:style style:name="T60" style:family="text">
      <style:text-properties style:font-name="ariel" fo:font-size="16pt" fo:font-weight="bold" officeooo:rsid="001d7347" style:font-size-asian="14pt" style:font-weight-asian="bold" style:font-size-complex="16pt" style:font-weight-complex="bold"/>
    </style:style>
    <style:style style:name="T61" style:family="text">
      <style:text-properties style:font-name="ariel" fo:font-size="16pt" fo:font-weight="bold" officeooo:rsid="002a5fdf" style:font-size-asian="14pt" style:font-weight-asian="bold" style:font-size-complex="16pt" style:font-weight-complex="bold"/>
    </style:style>
    <style:style style:name="T62" style:family="text">
      <style:text-properties style:font-name="ariel" fo:font-size="16pt" fo:font-weight="bold" officeooo:rsid="002ac94f" style:font-size-asian="14pt" style:font-weight-asian="bold" style:font-size-complex="16pt" style:font-weight-complex="bold"/>
    </style:style>
    <style:style style:name="T63" style:family="text">
      <style:text-properties style:font-name="ariel" fo:font-size="16pt" fo:font-weight="bold" officeooo:rsid="002ba933" style:font-size-asian="14pt" style:font-weight-asian="bold" style:font-size-complex="16pt" style:font-weight-complex="bold"/>
    </style:style>
    <style:style style:name="T64" style:family="text">
      <style:text-properties style:font-name="ariel" fo:font-size="16pt" fo:font-weight="bold" officeooo:rsid="002bb399" style:font-size-asian="14pt" style:font-weight-asian="bold" style:font-size-complex="16pt" style:font-weight-complex="bold"/>
    </style:style>
    <style:style style:name="T65" style:family="text">
      <style:text-properties style:font-name="ariel" fo:font-size="16pt" fo:font-weight="bold" officeooo:rsid="001ee194" style:font-name-asian="Noto Sans Mono CJK SC" style:font-size-asian="14pt" style:font-weight-asian="bold" style:font-name-complex="Liberation Mono" style:font-size-complex="16pt" style:font-weight-complex="bold"/>
    </style:style>
    <style:style style:name="T66" style:family="text">
      <style:text-properties style:font-name="ariel" fo:font-size="16pt" fo:font-weight="normal" officeooo:rsid="002a5fdf" style:font-size-asian="14pt" style:font-weight-asian="normal" style:font-size-complex="16pt" style:font-weight-complex="normal"/>
    </style:style>
    <style:style style:name="T67" style:family="text">
      <style:text-properties style:font-name="ariel" fo:font-size="16pt" fo:font-weight="normal" officeooo:rsid="002ac94f" style:font-size-asian="14pt" style:font-weight-asian="normal" style:font-size-complex="16pt" style:font-weight-complex="normal"/>
    </style:style>
    <style:style style:name="T68" style:family="text">
      <style:text-properties style:font-name="ariel" fo:font-size="16pt" fo:font-weight="normal" officeooo:rsid="002ba933" style:font-size-asian="14pt" style:font-weight-asian="normal" style:font-size-complex="16pt" style:font-weight-complex="normal"/>
    </style:style>
    <style:style style:name="T69" style:family="text">
      <style:text-properties style:font-name="ariel" fo:font-size="16pt" fo:font-weight="normal" officeooo:rsid="002bb399" style:font-size-asian="14pt" style:font-weight-asian="normal" style:font-size-complex="16pt" style:font-weight-complex="normal"/>
    </style:style>
    <style:style style:name="T70" style:family="text">
      <style:text-properties style:font-name="ariel" fo:font-size="16pt" fo:font-weight="normal" officeooo:rsid="002f6358" style:font-size-asian="14pt" style:font-weight-asian="normal" style:font-size-complex="16pt" style:font-weight-complex="normal"/>
    </style:style>
    <style:style style:name="T71" style:family="text">
      <style:text-properties style:font-name="ariel" fo:font-size="16pt" fo:font-weight="normal" officeooo:rsid="002a5fdf" style:font-name-asian="Noto Sans Mono CJK SC" style:font-size-asian="14pt" style:font-weight-asian="normal" style:font-name-complex="Liberation Mono" style:font-size-complex="16pt" style:font-weight-complex="normal"/>
    </style:style>
    <style:style style:name="T72" style:family="text">
      <style:text-properties style:font-name="ariel"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73" style:family="text">
      <style:text-properties style:font-name="ariel" fo:font-size="16pt" fo:font-style="normal" fo:font-weight="normal" officeooo:rsid="003e86ef" style:font-size-asian="14pt" style:font-style-asian="normal" style:font-weight-asian="normal" style:font-size-complex="16pt" style:font-style-complex="normal" style:font-weight-complex="normal"/>
    </style:style>
    <style:style style:name="T74" style:family="text">
      <style:text-properties style:font-name="ariel" fo:font-size="16pt" fo:font-style="normal" fo:font-weight="normal" officeooo:rsid="00526999" style:font-size-asian="14pt" style:font-style-asian="normal" style:font-weight-asian="normal" style:font-size-complex="16pt" style:font-style-complex="normal" style:font-weight-complex="normal"/>
    </style:style>
    <style:style style:name="T75" style:family="text">
      <style:text-properties style:font-name="ariel" fo:font-size="16pt" fo:font-style="normal" fo:font-weight="normal" officeooo:rsid="00553f1c" style:font-size-asian="14pt" style:font-style-asian="normal" style:font-weight-asian="normal" style:font-size-complex="16pt" style:font-style-complex="normal" style:font-weight-complex="normal"/>
    </style:style>
    <style:style style:name="T76" style:family="text">
      <style:text-properties style:font-name="ariel" fo:font-size="16pt" fo:font-style="normal" fo:font-weight="normal" officeooo:rsid="00568a1b" style:font-size-asian="14pt" style:font-style-asian="normal" style:font-weight-asian="normal" style:font-size-complex="16pt" style:font-style-complex="normal" style:font-weight-complex="normal"/>
    </style:style>
    <style:style style:name="T77" style:family="text">
      <style:text-properties style:font-name="ariel" fo:font-size="16pt" fo:font-style="normal" fo:font-weight="normal" officeooo:rsid="00586963" style:font-size-asian="14pt" style:font-style-asian="normal" style:font-weight-asian="normal" style:font-size-complex="16pt" style:font-style-complex="normal" style:font-weight-complex="normal"/>
    </style:style>
    <style:style style:name="T78" style:family="text">
      <style:text-properties style:font-name="ariel" fo:font-size="16pt" fo:font-style="normal" fo:font-weight="normal" officeooo:rsid="005af2ec" style:font-size-asian="14pt" style:font-style-asian="normal" style:font-weight-asian="normal" style:font-size-complex="16pt" style:font-style-complex="normal" style:font-weight-complex="normal"/>
    </style:style>
    <style:style style:name="T79" style:family="text">
      <style:text-properties style:font-name="ariel" fo:font-size="16pt" fo:font-style="normal" fo:font-weight="normal" officeooo:rsid="005b7bb3" style:font-size-asian="14pt" style:font-style-asian="normal" style:font-weight-asian="normal" style:font-size-complex="16pt" style:font-style-complex="normal" style:font-weight-complex="normal"/>
    </style:style>
    <style:style style:name="T80" style:family="text">
      <style:text-properties style:font-name="ariel" fo:font-size="16pt" fo:font-style="normal" fo:font-weight="normal" officeooo:rsid="005ba9b6" style:font-size-asian="14pt" style:font-style-asian="normal" style:font-weight-asian="normal" style:font-size-complex="16pt" style:font-style-complex="normal" style:font-weight-complex="normal"/>
    </style:style>
    <style:style style:name="T81" style:family="text">
      <style:text-properties style:font-name="ariel" fo:font-size="16pt" fo:font-style="normal" fo:font-weight="normal" officeooo:rsid="005e9ceb" style:font-size-asian="14pt" style:font-style-asian="normal" style:font-weight-asian="normal" style:font-size-complex="16pt" style:font-style-complex="normal" style:font-weight-complex="normal"/>
    </style:style>
    <style:style style:name="T82" style:family="text">
      <style:text-properties style:font-name="ariel" fo:font-size="16pt" fo:font-style="normal" fo:font-weight="normal" officeooo:rsid="0060f204" style:font-size-asian="14pt" style:font-style-asian="normal" style:font-weight-asian="normal" style:font-size-complex="16pt" style:font-style-complex="normal" style:font-weight-complex="normal"/>
    </style:style>
    <style:style style:name="T83" style:family="text">
      <style:text-properties style:font-name="ariel" fo:font-size="16pt" fo:font-style="normal" fo:font-weight="bold" officeooo:rsid="005459ac" style:font-name-asian="Noto Sans Mono CJK SC" style:font-size-asian="14pt" style:font-style-asian="normal" style:font-weight-asian="bold" style:font-name-complex="Liberation Mono" style:font-size-complex="16pt" style:font-style-complex="normal" style:font-weight-complex="bold"/>
    </style:style>
    <style:style style:name="T84" style:family="text">
      <style:text-properties style:font-name="ariel" fo:font-size="16pt" fo:font-style="normal" fo:font-weight="bold" officeooo:rsid="005e9ceb" style:font-size-asian="14pt" style:font-style-asian="normal" style:font-weight-asian="bold" style:font-size-complex="16pt" style:font-style-complex="normal" style:font-weight-complex="bold"/>
    </style:style>
    <style:style style:name="T85" style:family="text">
      <style:text-properties style:font-name="ariel" fo:font-size="16pt" fo:font-style="normal" fo:font-weight="bold" officeooo:rsid="0060f204" style:font-size-asian="14pt" style:font-style-asian="normal" style:font-weight-asian="bold" style:font-size-complex="16pt" style:font-style-complex="normal" style:font-weight-complex="bold"/>
    </style:style>
    <style:style style:name="T86" style:family="text">
      <style:text-properties style:font-name="ariel" fo:font-size="16pt" fo:font-style="normal" fo:font-weight="bold" officeooo:rsid="0064e1dd" style:font-size-asian="14pt" style:font-style-asian="normal" style:font-weight-asian="bold" style:font-size-complex="16pt" style:font-style-complex="normal" style:font-weight-complex="bold"/>
    </style:style>
    <style:style style:name="T87" style:family="text">
      <style:text-properties style:font-name="ariel" fo:font-size="16pt" fo:font-style="normal" fo:font-weight="bold" officeooo:rsid="00526999" style:font-size-asian="14pt" style:font-style-asian="normal" style:font-weight-asian="bold" style:font-size-complex="16pt" style:font-style-complex="normal" style:font-weight-complex="bold"/>
    </style:style>
    <style:style style:name="T88" style:family="text">
      <style:text-properties style:font-name="ariel" fo:font-size="16pt" fo:font-style="normal" fo:font-weight="bold" officeooo:rsid="0061ed81" style:font-size-asian="14pt" style:font-style-asian="normal" style:font-weight-asian="bold" style:font-size-complex="16pt" style:font-style-complex="normal" style:font-weight-complex="bold"/>
    </style:style>
    <style:style style:name="T89" style:family="text">
      <style:text-properties style:font-name="ariel" fo:font-size="16pt" fo:font-style="normal" fo:font-weight="bold" officeooo:rsid="00648bb5" style:font-size-asian="14pt" style:font-style-asian="normal" style:font-weight-asian="bold" style:font-size-complex="16pt" style:font-style-complex="normal" style:font-weight-complex="bold"/>
    </style:style>
    <style:style style:name="T90" style:family="text">
      <style:text-properties style:font-name="ariel" fo:font-size="16pt" fo:font-style="normal" fo:font-weight="bold" officeooo:rsid="00663534" style:font-size-asian="14pt" style:font-style-asian="normal" style:font-weight-asian="bold" style:font-size-complex="16pt" style:font-style-complex="normal" style:font-weight-complex="bold"/>
    </style:style>
    <style:style style:name="T91" style:family="text">
      <style:text-properties style:font-name="ariel" fo:font-size="16pt" fo:font-style="normal" fo:font-weight="bold" officeooo:rsid="0068e05a" style:font-size-asian="14pt" style:font-style-asian="normal" style:font-weight-asian="bold" style:font-size-complex="16pt" style:font-style-complex="normal" style:font-weight-complex="bold"/>
    </style:style>
    <style:style style:name="T92" style:family="text">
      <style:text-properties style:font-name="ariel" fo:font-size="16pt" fo:font-style="normal" officeooo:rsid="00526999" style:font-size-asian="14pt" style:font-style-asian="normal" style:font-size-complex="16pt" style:font-style-complex="normal"/>
    </style:style>
    <style:style style:name="T93" style:family="text">
      <style:text-properties style:font-name="ariel" fo:font-size="16pt" fo:font-style="normal" officeooo:rsid="00663534" style:font-size-asian="14pt" style:font-style-asian="normal" style:font-size-complex="16pt" style:font-style-complex="normal"/>
    </style:style>
    <style:style style:name="T94" style:family="text">
      <style:text-properties officeooo:rsid="001f8595"/>
    </style:style>
    <style:style style:name="T95" style:family="text">
      <style:text-properties officeooo:rsid="001fcc65"/>
    </style:style>
    <style:style style:name="T96" style:family="text">
      <style:text-properties officeooo:rsid="0020a355"/>
    </style:style>
    <style:style style:name="T97" style:family="text">
      <style:text-properties officeooo:rsid="0022f2f2"/>
    </style:style>
    <style:style style:name="T98" style:family="text">
      <style:text-properties officeooo:rsid="002351ad"/>
    </style:style>
    <style:style style:name="T99" style:family="text">
      <style:text-properties officeooo:rsid="0024634b"/>
    </style:style>
    <style:style style:name="T100" style:family="text">
      <style:text-properties officeooo:rsid="0024c20b"/>
    </style:style>
    <style:style style:name="T101" style:family="text">
      <style:text-properties officeooo:rsid="0025890a"/>
    </style:style>
    <style:style style:name="T102" style:family="text">
      <style:text-properties officeooo:rsid="002787f2"/>
    </style:style>
    <style:style style:name="T103" style:family="text">
      <style:text-properties officeooo:rsid="00291f1a"/>
    </style:style>
    <style:style style:name="T104" style:family="text">
      <style:text-properties officeooo:rsid="002a5fdf"/>
    </style:style>
    <style:style style:name="T105" style:family="text">
      <style:text-properties officeooo:rsid="00362703"/>
    </style:style>
    <style:style style:name="T106" style:family="text">
      <style:text-properties officeooo:rsid="003a960d"/>
    </style:style>
    <style:style style:name="T107" style:family="text">
      <style:text-properties officeooo:rsid="003cb90d"/>
    </style:style>
    <style:style style:name="T108" style:family="text">
      <style:text-properties officeooo:rsid="003d2714"/>
    </style:style>
    <style:style style:name="T109" style:family="text">
      <style:text-properties fo:font-style="normal" officeooo:rsid="003d2714" style:font-style-asian="normal" style:font-style-complex="normal"/>
    </style:style>
    <style:style style:name="T110" style:family="text">
      <style:text-properties fo:font-style="normal" officeooo:rsid="003e86ef" style:font-style-asian="normal" style:font-style-complex="normal"/>
    </style:style>
    <style:style style:name="T111" style:family="text">
      <style:text-properties fo:font-style="normal" fo:font-weight="bold" officeooo:rsid="003d2714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03e86ef" style:font-style-asian="normal" style:font-weight-asian="bold" style:font-style-complex="normal" style:font-weight-complex="bold"/>
    </style:style>
    <style:style style:name="T113" style:family="text">
      <style:text-properties officeooo:rsid="00459c4c"/>
    </style:style>
    <style:style style:name="T114" style:family="text">
      <style:text-properties officeooo:rsid="004a5a33"/>
    </style:style>
    <style:style style:name="T115" style:family="text">
      <style:text-properties officeooo:rsid="004b736e"/>
    </style:style>
    <style:style style:name="T116" style:family="text">
      <style:text-properties officeooo:rsid="004cd043"/>
    </style:style>
    <style:style style:name="T117" style:family="text">
      <style:text-properties officeooo:rsid="004e3a10"/>
    </style:style>
    <style:style style:name="T118" style:family="text">
      <style:text-properties officeooo:rsid="004fa3a5"/>
    </style:style>
    <style:style style:name="T119" style:family="text">
      <style:text-properties officeooo:rsid="004fe440"/>
    </style:style>
    <style:style style:name="T120" style:family="text">
      <style:text-properties officeooo:rsid="005b7bb3"/>
    </style:style>
    <style:style style:name="T121" style:family="text">
      <style:text-properties officeooo:rsid="006be04a"/>
    </style:style>
    <style:style style:name="T122" style:family="text">
      <style:text-properties officeooo:rsid="006d5720"/>
    </style:style>
    <style:style style:name="T123" style:family="text">
      <style:text-properties officeooo:rsid="006d9020"/>
    </style:style>
    <style:style style:name="T124" style:family="text">
      <style:text-properties officeooo:rsid="006feef3"/>
    </style:style>
    <style:style style:name="T125" style:family="text">
      <style:text-properties officeooo:rsid="00526999"/>
    </style:style>
    <style:style style:name="T126" style:family="text">
      <style:text-properties officeooo:rsid="0071b890"/>
    </style:style>
    <style:style style:name="T127" style:family="text">
      <style:text-properties officeooo:rsid="00727fda"/>
    </style:style>
    <style:style style:name="T128" style:family="text">
      <style:text-properties officeooo:rsid="0073f821"/>
    </style:style>
    <style:style style:name="T129" style:family="text">
      <style:text-properties officeooo:rsid="0075b168"/>
    </style:style>
    <style:style style:name="T130" style:family="text">
      <style:text-properties officeooo:rsid="00772685"/>
    </style:style>
    <style:style style:name="T131" style:family="text">
      <style:text-properties officeooo:rsid="00788864"/>
    </style:style>
    <style:style style:name="T132" style:family="text">
      <style:text-properties officeooo:rsid="007be01e"/>
    </style:style>
    <style:style style:name="T133" style:family="text">
      <style:text-properties officeooo:rsid="007bed82"/>
    </style:style>
    <style:style style:name="T134" style:family="text">
      <style:text-properties officeooo:rsid="007c1641"/>
    </style:style>
    <style:style style:name="T135" style:family="text">
      <style:text-properties officeooo:rsid="007f7e52"/>
    </style:style>
    <style:style style:name="T136" style:family="text">
      <style:text-properties officeooo:rsid="00856e39"/>
    </style:style>
    <style:style style:name="T137" style:family="text">
      <style:text-properties officeooo:rsid="0086a163"/>
    </style:style>
    <style:style style:name="T138" style:family="text">
      <style:text-properties officeooo:rsid="008ce7f7"/>
    </style:style>
    <style:style style:name="T139" style:family="text">
      <style:text-properties officeooo:rsid="008dc9a7"/>
    </style:style>
    <style:style style:name="T140" style:family="text">
      <style:text-properties officeooo:rsid="0091fd4f"/>
    </style:style>
    <style:style style:name="T141" style:family="text">
      <style:text-properties officeooo:rsid="0092f982"/>
    </style:style>
    <style:style style:name="T142" style:family="text">
      <style:text-properties officeooo:rsid="0093c933"/>
    </style:style>
    <style:style style:name="T143" style:family="text">
      <style:text-properties officeooo:rsid="00954928"/>
    </style:style>
    <style:style style:name="T144" style:family="text">
      <style:text-properties officeooo:rsid="00994f82"/>
    </style:style>
    <style:style style:name="T145" style:family="text">
      <style:text-properties officeooo:rsid="009b2aa0"/>
    </style:style>
    <style:style style:name="T146" style:family="text">
      <style:text-properties officeooo:rsid="009bda92"/>
    </style:style>
    <style:style style:name="T147" style:family="text">
      <style:text-properties officeooo:rsid="009c9623"/>
    </style:style>
    <style:style style:name="T148" style:family="text">
      <style:text-properties officeooo:rsid="009fa659"/>
    </style:style>
    <style:style style:name="T149" style:family="text">
      <style:text-properties officeooo:rsid="00a34336"/>
    </style:style>
    <style:style style:name="T150" style:family="text">
      <style:text-properties officeooo:rsid="00a413bd"/>
    </style:style>
    <style:style style:name="T151" style:family="text">
      <style:text-properties officeooo:rsid="00a42bff"/>
    </style:style>
    <style:style style:name="T152" style:family="text">
      <style:text-properties officeooo:rsid="00a6fbe5"/>
    </style:style>
    <style:style style:name="T153" style:family="text">
      <style:text-properties officeooo:rsid="00a741a9"/>
    </style:style>
    <style:style style:name="T154" style:family="text">
      <style:text-properties officeooo:rsid="00a7d51b"/>
    </style:style>
    <style:style style:name="T155" style:family="text">
      <style:text-properties officeooo:rsid="00a84220"/>
    </style:style>
    <style:style style:name="T156" style:family="text">
      <style:text-properties officeooo:rsid="00a96f92"/>
    </style:style>
    <style:style style:name="T157" style:family="text">
      <style:text-properties officeooo:rsid="00ab7d8f"/>
    </style:style>
    <style:style style:name="T158" style:family="text">
      <style:text-properties officeooo:rsid="00abc1ac"/>
    </style:style>
    <style:style style:name="T159" style:family="text">
      <style:text-properties officeooo:rsid="00ad9e5f"/>
    </style:style>
    <style:style style:name="T160" style:family="text">
      <style:text-properties officeooo:rsid="00afb761"/>
    </style:style>
    <style:style style:name="T161" style:family="text">
      <style:text-properties officeooo:rsid="00b451b7"/>
    </style:style>
    <style:style style:name="T162" style:family="text">
      <style:text-properties officeooo:rsid="00b47416"/>
    </style:style>
    <style:style style:name="T163" style:family="text">
      <style:text-properties officeooo:rsid="00ba4802"/>
    </style:style>
    <style:style style:name="T164" style:family="text">
      <style:text-properties officeooo:rsid="00ba5336"/>
    </style:style>
    <style:style style:name="T165" style:family="text">
      <style:text-properties officeooo:rsid="00bab29d"/>
    </style:style>
    <style:style style:name="T166" style:family="text">
      <style:text-properties officeooo:rsid="00bc2b6a"/>
    </style:style>
    <style:style style:name="T167" style:family="text">
      <style:text-properties officeooo:rsid="00bc4c32"/>
    </style:style>
    <style:style style:name="T168" style:family="text">
      <style:text-properties officeooo:rsid="00bc92cd"/>
    </style:style>
    <style:style style:name="T169" style:family="text">
      <style:text-properties officeooo:rsid="00be64d4"/>
    </style:style>
    <style:style style:name="T170" style:family="text">
      <style:text-properties officeooo:rsid="00c0b397"/>
    </style:style>
    <style:style style:name="T171" style:family="text">
      <style:text-properties officeooo:rsid="00c4da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Systems</text:p>
      <text:p text:style-name="P12"/>
      <text:p text:style-name="P12">*<text:span text:style-name="T1">Um sistema </text:span><text:span text:style-name="T2">normalmente </text:span><text:span text:style-name="T1"><text:s/>é um </text:span><text:span text:style-name="T2">esforço organizado com o objetivo de atingir uma meta.</text:span></text:p>
      <text:p text:style-name="P12">*<text:span text:style-name="T2">Quando levantamos um sistema precisamos de componentes importantes como:</text:span></text:p>
      <text:p text:style-name="P10">Colaboração, Comunicação, Estrutura, Leis(Causa e Efeito), Especialização …etc</text:p>
      <text:p text:style-name="P15"/>
      <text:p text:style-name="P1">Administrador Computer System</text:p>
      <text:p text:style-name="P14">*Um administrador de sistema sera responsavel por:</text:p>
      <text:p text:style-name="P9">Disign do Sistema e Racionalização</text:p>
      <text:p text:style-name="P9">Busca de Erros</text:p>
      <text:p text:style-name="P9">Gerenciamento de Recursos</text:p>
      <text:p text:style-name="P14">*<text:span text:style-name="T3">E para atingir esse objetivo sera necessario:</text:span></text:p>
      <text:p text:style-name="P11">Procedimentos</text:p>
      <text:p text:style-name="P11">Trabalho em Equipe</text:p>
      <text:p text:style-name="P11">Pratica Eticas</text:p>
      <text:p text:style-name="P11">Apreciar a segurança</text:p>
      <text:p text:style-name="P2"/>
      <text:p text:style-name="P2">Linux</text:p>
      <text:p text:style-name="P39"><text:span text:style-name="T58">*</text:span><text:span text:style-name="T60">Linux</text:span><text:span text:style-name="T59"> é um </text:span><text:span text:style-name="T65">Kernel</text:span><text:span text:style-name="T59"> que suporta um </text:span><text:span text:style-name="T60">Linux Operations System</text:span></text:p>
      <text:p text:style-name="P13">*<text:span text:style-name="T5">Ke</text:span><text:span text:style-name="T6">nel</text:span><text:span text:style-name="T94"> é um programa que se comunica diretamente com o </text:span><text:span text:style-name="T6">Harware</text:span><text:span text:style-name="T94"> e </text:span><text:span text:style-name="T6">Administra Recursos e Processos</text:span></text:p>
      <text:p text:style-name="P13">*<text:span text:style-name="T6">Kernels</text:span><text:span text:style-name="T94"> precisam de um systema operacional para se</text:span><text:span text:style-name="T95">rem</text:span><text:span text:style-name="T94"> ut</text:span><text:span text:style-name="T95">eis</text:span></text:p>
      <text:p text:style-name="P13">*<text:span text:style-name="T94">Quando um </text:span><text:span text:style-name="T6">Linux Kernel</text:span><text:span text:style-name="T94"> é empacotado com um </text:span><text:span text:style-name="T6">Operations System Software</text:span><text:span text:style-name="T94"> e envidos juntos para uso, chamamos de </text:span><text:span text:style-name="T6">Destribuição Linux</text:span></text:p>
      <text:p text:style-name="P13">*<text:span text:style-name="T96">O </text:span><text:span text:style-name="T7">Linux Kernel </text:span><text:span text:style-name="T96">é o único programa que tem pemisão de se comunicar com nossos </text:span><text:span text:style-name="T7">Hardwares</text:span><text:span text:style-name="T96">, todos os outros programas precisão chamar o </text:span><text:span text:style-name="T7">Linux Kernel</text:span><text:span text:style-name="T96"> (Atraves de </text:span><text:span text:style-name="T7">System Calls</text:span><text:span text:style-name="T96">) para se comunicarem com o </text:span><text:span text:style-name="T7">Hardware</text:span></text:p>
      <text:p text:style-name="P3"/>
      <text:p text:style-name="P3"/>
      <text:p text:style-name="P3"/>
      <text:p text:style-name="P3"/>
      <text:p text:style-name="P3"><text:soft-page-break/>Partitions</text:p>
      <text:p text:style-name="P13">*<text:span text:style-name="T97">Iremos instalar o Linux no HardDrive, que por sua vez esta dividido em Partitions, então o Hardrive pode </text:span><text:span text:style-name="T128">t</text:span><text:span text:style-name="T97">er Volumes diferentes</text:span></text:p>
      <text:p text:style-name="P13">*<text:span text:style-name="T97">O </text:span><text:span text:style-name="T8">Linux</text:span><text:span text:style-name="T97"> pode ser instalado em qualquer um desses </text:span><text:span text:style-name="T9">V</text:span><text:span text:style-name="T8">olumes</text:span><text:span text:style-name="T97">.</text:span><text:span text:style-name="T98">Normalmente iremos querer </text:span><text:span text:style-name="T99">deixa</text:span><text:span text:style-name="T98">r pelo menos o </text:span><text:span text:style-name="T10">Boot Loader</text:span><text:span text:style-name="T98"> no começo do </text:span><text:span text:style-name="T129">Hardrive</text:span></text:p>
      <text:p text:style-name="P8"><text:span text:style-name="T98">*</text:span><text:span text:style-name="T11">Swap Partitions</text:span><text:span text:style-name="T100"> são utilizados em cenarios onde não temos mais memoria, que é um situação onde erros graves acontem em uma </text:span><text:span text:style-name="T11">Linux Machine</text:span><text:span text:style-name="T100">. Ela recebe uma parte do </text:span><text:span text:style-name="T11">HardDrive</text:span><text:span text:style-name="T100"> e utiliza como </text:span><text:span text:style-name="T11">Virtual Memory</text:span><text:span text:style-name="T100">, então quando ficamos sem </text:span><text:span text:style-name="T11">RAM</text:span><text:span text:style-name="T100"> Memory iremos pegar pedaços da </text:span><text:span text:style-name="T11">RAM</text:span><text:span text:style-name="T100"> que não estão sendo usados e iremos escrever no </text:span><text:span text:style-name="T11">HardDrive</text:span><text:span text:style-name="T100">, e caso precisarmos desses pedeços de memoria iremos coloca</text:span><text:span text:style-name="T130">r</text:span><text:span text:style-name="T100"> de volta na </text:span><text:span text:style-name="T11">RAM</text:span><text:span text:style-name="T100"> e alocar outra parte que não esta sendo usada na memoria reservada pro </text:span><text:span text:style-name="T11">Swap</text:span><text:span text:style-name="T100">.</text:span><text:span text:style-name="T101">Quando temos diversas operação com o </text:span><text:span text:style-name="T12">Swap</text:span><text:span text:style-name="T101"> nosso sistema fica mais lento, pois o </text:span><text:span text:style-name="T12">HardDrive</text:span><text:span text:style-name="T101"> é mais lento que a </text:span><text:span text:style-name="T12">RAM</text:span><text:span text:style-name="T101">, logo não queremos reservar um longo espaço para o </text:span><text:span text:style-name="T12">Swap</text:span><text:span text:style-name="T101">, se possível seria bom evitar usalo e deixar apenas em casos de necessidade</text:span></text:p>
      <text:p text:style-name="P8">*<text:span text:style-name="T13">Swap</text:span><text:span text:style-name="T102"> é uma </text:span><text:span text:style-name="T13">partition type</text:span><text:span text:style-name="T102">, assim como </text:span><text:span text:style-name="T13">linux partition </text:span><text:span text:style-name="T102">e </text:span><text:span text:style-name="T13">lvm partitions</text:span><text:span text:style-name="T102">.</text:span></text:p>
      <text:p text:style-name="P8">*<text:span text:style-name="T103">No momento que tivermos nossa </text:span><text:span text:style-name="T14">partition</text:span><text:span text:style-name="T103"> precisaremos instalar um </text:span><text:span text:style-name="T14">file system</text:span><text:span text:style-name="T103"> nela.</text:span></text:p>
      <text:p text:style-name="P8">*<text:span text:style-name="T104">exemplos de file system:</text:span></text:p>
      <text:p text:style-name="P7">minix , ext3(2,4), fat32, nfts</text:p>
      <text:p text:style-name="P38"><text:span text:style-name="T66">*</text:span><text:span text:style-name="T61">Linux</text:span><text:span text:style-name="T66"> pode criar diferentes </text:span><text:span text:style-name="T61">file systems</text:span><text:span text:style-name="T66"> e colocalo </text:span><text:span text:style-name="T71">em</text:span><text:span text:style-name="T66"> </text:span><text:span text:style-name="T61">partitions</text:span><text:span text:style-name="T66"> e utilizalos</text:span></text:p>
      <text:p text:style-name="P37"><text:span text:style-name="T66">*</text:span><text:span text:style-name="T67">Ele os utiliza atraves dos </text:span><text:span text:style-name="T62">Mount Points</text:span><text:span text:style-name="T67">, </text:span><text:span text:style-name="T68">que é um </text:span><text:span text:style-name="T63">diretorio</text:span><text:span text:style-name="T68"> </text:span><text:span text:style-name="T69">em nossa </text:span><text:span text:style-name="T64">estrutura de diretorios</text:span><text:span text:style-name="T69">. Primeiro temos nossa </text:span><text:span text:style-name="T64">Main Partitions(Root Partition)</text:span><text:span text:style-name="T69"> para nosso sistema e possuimos diretorio dentro dele, podemos pegar um </text:span><text:span text:style-name="T64">diretorio</text:span><text:span text:style-name="T69"> e defini-lo para </text:span><text:span text:style-name="T64">redirecionar</text:span><text:span text:style-name="T69"> para uma </text:span><text:span text:style-name="T64">patitions</text:span><text:span text:style-name="T69"> diferente.</text:span></text:p>
      <text:p text:style-name="P37"><text:span text:style-name="T69">*Esses redirecionamentos para outras partições onde você fundi duas partições diferentes em um mesmo </text:span><text:span text:style-name="T64">directory tree</text:span><text:span text:style-name="T69"> são chamados de </text:span><text:span text:style-name="T64">Mount Points, </text:span><text:span text:style-name="T70">no Windows possuimos mount points normalmente como drivers letters</text:span><text:span text:style-name="T69">.</text:span></text:p>
      <text:p text:style-name="P4"><text:soft-page-break/>Root</text:p>
      <text:p text:style-name="P5">*<text:span text:style-name="T105">O </text:span><text:span text:style-name="T15">root user</text:span><text:span text:style-name="T105"> é o principal usuario de todo o sistem, ele consegue realizar diversas tarefas.</text:span></text:p>
      <text:p text:style-name="P6">*<text:span text:style-name="T16">ip addr</text:span><text:span text:style-name="T106"> para ver nosso </text:span><text:span text:style-name="T16">ip </text:span><text:span text:style-name="T17">adress </text:span><text:span text:style-name="T107">assim como nosso </text:span></text:p>
      <text:p text:style-name="P6"><text:span text:style-name="T18">mac adress</text:span><text:span text:style-name="T106"> ou </text:span><text:span text:style-name="T16">ifconfig</text:span></text:p>
      <text:p text:style-name="P5">*<text:span text:style-name="T108">Nosso </text:span><text:span text:style-name="T19">hostname</text:span><text:span text:style-name="T108"> esta localizado em </text:span><text:span text:style-name="T111">etc/hostname</text:span><text:span text:style-name="T109">, podemos varificar utilizando o comando </text:span><text:span text:style-name="T111">hostname</text:span></text:p>
      <text:p text:style-name="P5"><text:span text:style-name="T109">*</text:span><text:span text:style-name="T110">Nosso </text:span><text:span text:style-name="T112">DNS</text:span><text:span text:style-name="T110"> esta localizado em </text:span><text:span text:style-name="T112">/etc/resolv.conf</text:span></text:p>
      <text:p text:style-name="P16"/>
      <text:p text:style-name="P16"/>
      <text:p text:style-name="P17">Podemos utilizar `` para colocar uma precedencia nos comandos: <text:span text:style-name="T4">echo anotacoes &gt; `date +”%d-%m=%y”`</text:span></text:p>
      <text:p text:style-name="P16">*Podemos utilizar <text:span text:style-name="T4">rm -R diretorio/f</text:span><text:span text:style-name="T20">ile</text:span><text:span text:style-name="T113"> pa</text:span>ra remover recursivamente um diretorio e todos os arquivos dentro dele</text:p>
      <text:p text:style-name="P16">*<text:span text:style-name="T21">date – date +”%y/%m%d”</text:span></text:p>
      <text:p text:style-name="P18"/>
      <text:p text:style-name="P30">File System Basic</text:p>
      <text:p text:style-name="P18"/>
      <text:p text:style-name="P16">*<text:span text:style-name="T114">Nos ajudam na organização de espaço</text:span></text:p>
      <text:p text:style-name="P16">*<text:span text:style-name="T115">Um </text:span><text:span text:style-name="T22">hardisk</text:span><text:span text:style-name="T115"> é um grande conjunto de </text:span><text:span text:style-name="T22">bits</text:span><text:span text:style-name="T115"> que são organizados em </text:span><text:span text:style-name="T22">bytes</text:span><text:span text:style-name="T115"> que são organizados por </text:span><text:span text:style-name="T22">endereços</text:span></text:p>
      <text:p text:style-name="P16">*<text:span text:style-name="T116">Quando queremos por mais de um arquivo no nosso disco rigido precisamos saber quando um arquivo termina e onde o outro começa</text:span></text:p>
      <text:p text:style-name="P16">*<text:span text:style-name="T23">File system</text:span><text:span text:style-name="T117"> nos permitem sobrep</text:span><text:span text:style-name="T131">o</text:span><text:span text:style-name="T117">r um bloco de informação que contem todos os endereços que contem em uma partition, </text:span><text:span text:style-name="T118">podendo assim manter o rastreamento de onde os arquivos estão, quais são os espaços disponiveis, quais são as permi</text:span><text:span text:style-name="T120">s</text:span><text:span text:style-name="T118">ões </text:span><text:span text:style-name="T119">e todas as informações que podem ser utilizadas para segurança e organização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1"><text:soft-page-break/>Partitions</text:p>
      <text:p text:style-name="P37"><text:span text:style-name="T73">*</text:span><text:span text:style-name="T74">Quando pegamos nosso disco original e dividimos em ped</text:span><text:span text:style-name="T80">a</text:span><text:span text:style-name="T74">ços individuais possuimos uma </text:span><text:span text:style-name="T83">partition table</text:span><text:span text:style-name="T74"> que nos informa onde uma partição começa e termina</text:span></text:p>
      <text:p text:style-name="P37"><text:span text:style-name="T74">*</text:span><text:span text:style-name="T75">fdisk -l </text:span><text:span text:style-name="T76">para listar os discos</text:span></text:p>
      <text:p text:style-name="P40"><text:span text:style-name="T74">*</text:span><text:span text:style-name="T77">p</text:span><text:span text:style-name="T78">a</text:span><text:span text:style-name="T77">rtprobe</text:span></text:p>
      <text:p text:style-name="P41"><text:span text:style-name="T74">*</text:span><text:span text:style-name="T79">Alguns Files systems possuem funções que outros não proporcionam.</text:span></text:p>
      <text:p text:style-name="P42"><text:span text:style-name="T74">*</text:span><text:span text:style-name="T72">mkfs</text:span></text:p>
      <text:p text:style-name="P42"><text:span text:style-name="T74">*</text:span><text:span text:style-name="T81">Depois de definir nosso</text:span><text:span text:style-name="T84"> File system</text:span><text:span text:style-name="T81"> precisamos formatar nosso disco, colocando assim as informações necessarias no começo do disco, dessa forma indicando como esse disco deve ser tradado</text:span></text:p>
      <text:p text:style-name="P44"><text:span text:style-name="T74">*</text:span><text:span text:style-name="T88">tune2fs </text:span><text:span text:style-name="T89"><text:s/>/path -L label</text:span></text:p>
      <text:p text:style-name="P43"><text:span text:style-name="T74">*</text:span><text:span text:style-name="T87">sudo mkfs.ext3 /dev/sda1</text:span><text:span text:style-name="T74"> </text:span><text:span text:style-name="T82">para definir o </text:span><text:span text:style-name="T85">File System</text:span></text:p>
      <text:p text:style-name="P45"><text:span text:style-name="T92">*</text:span><text:span text:style-name="T86">mount /device /local</text:span></text:p>
      <text:p text:style-name="P46"><text:span text:style-name="T92">*</text:span><text:span text:style-name="T93">O </text:span><text:span text:style-name="T90">File system table</text:span><text:span text:style-name="T93"> é um arquivo que nos fala onde e como tudo esta montado</text:span></text:p>
      <text:p text:style-name="P47"><text:span text:style-name="T92">*</text:span><text:span text:style-name="T93">sudo cat /etc/fstab</text:span></text:p>
      <text:p text:style-name="P48"><text:span text:style-name="T92">*</text:span><text:span text:style-name="T93">/dev/sda1 <text:s text:c="6"/>/newstorage <text:s text:c="4"/>ext3 <text:s text:c="3"/>defaults <text:s text:c="7"/>0 0</text:span></text:p>
      <text:p text:style-name="P49"><text:span text:style-name="T92">*</text:span><text:span text:style-name="T91">stat file</text:span></text:p>
      <text:p text:style-name="P20">*<text:span text:style-name="T24">w</text:span><text:span text:style-name="T121"> para ver qual usuario esta logado</text:span></text:p>
      <text:p text:style-name="P21">*<text:span text:style-name="T25">last</text:span><text:span text:style-name="T122"> para ver o historico de usuarios logados</text:span></text:p>
      <text:p text:style-name="P22">*<text:span text:style-name="T26">passwd usuario</text:span><text:span text:style-name="T123"> para trocar senha</text:span></text:p>
      <text:p text:style-name="P23">*<text:span text:style-name="T124">useradd userdel usermod</text:span></text:p>
      <text:p text:style-name="P26"><text:span text:style-name="T125">*</text:span>id user</text:p>
      <text:p text:style-name="P24">*<text:span text:style-name="T126">groupadd groupdel</text:span></text:p>
      <text:p text:style-name="P25">*<text:span text:style-name="T4">/</text:span><text:span text:style-name="T27">etc/skel/</text:span><text:span text:style-name="T127"> são os arquivos que novos usuarios terão no inicio</text:span></text:p>
      <text:p text:style-name="P27">*<text:span text:style-name="T4">/etc/sudoers</text:span> estão os grupos que permitem o acesso ao comando sudo</text:p>
      <text:p text:style-name="P27">*<text:span text:style-name="T28">RWX</text:span><text:span text:style-name="T132"> – em um diretorio o </text:span><text:span text:style-name="T28">R</text:span><text:span text:style-name="T132"> nos permite ler o conteudo do diretorio, </text:span><text:span text:style-name="T133">podemos ver qual o conteudo do diretorio. <text:s/></text:span><text:span text:style-name="T134">Com a Permisão </text:span><text:span text:style-name="T29">W</text:span><text:span text:style-name="T134"> podemos escrever dentro do diretorio </text:span><text:span text:style-name="T135">e </text:span><text:span text:style-name="T30">X</text:span><text:span text:style-name="T135"> podemos entrar no diretorio</text:span></text:p>
      <text:p text:style-name="P27">*<text:span text:style-name="T4">which passwd</text:span> <text:span text:style-name="T136">para ver onde as senhas estão armazenadas</text:span></text:p>
      <text:p text:style-name="P27">*<text:span text:style-name="T137">Com a ajuda do </text:span><text:span text:style-name="T31">umask</text:span><text:span text:style-name="T137"> podemos setar as permisões defaults</text:span></text:p>
      <text:p text:style-name="P28"><text:soft-page-break/>*<text:span text:style-name="T138">Podemos mudar as permições com</text:span></text:p>
      <text:p text:style-name="P32"><text:span text:style-name="T138">chmod permisões file/di</text:span><text:span text:style-name="T139">rec</text:span><text:span text:style-name="T138">tory</text:span></text:p>
      <text:p text:style-name="P28">*<text:span text:style-name="T32">chown newuser:</text:span><text:span text:style-name="T33">group</text:span><text:span text:style-name="T32"> file/directory </text:span><text:span text:style-name="T139">para mudar o owner</text:span></text:p>
      <text:p text:style-name="P33">SELinux</text:p>
      <text:p text:style-name="P28">*<text:span text:style-name="T140">Nos permitem controlar files e mexer com os acessos dos files </text:span></text:p>
      <text:p text:style-name="P28">*<text:span text:style-name="T141">Os files contem contextos diferentes, e podemos modificalos</text:span></text:p>
      <text:p text:style-name="P28">*<text:span text:style-name="T34">chcon</text:span><text:span text:style-name="T142"> para alterar o contexto</text:span></text:p>
      <text:p text:style-name="P28">*<text:span text:style-name="T35">restorecon</text:span><text:span text:style-name="T143"> para restaurar</text:span></text:p>
      <text:p text:style-name="P29"/>
      <text:p text:style-name="P34"><text:span text:style-name="T144">Softwares </text:span>Repositorios</text:p>
      <text:p text:style-name="P29">*<text:span text:style-name="T36">Linux</text:span><text:span text:style-name="T145"> na teoria é o </text:span><text:span text:style-name="T36">kernel</text:span><text:span text:style-name="T145"> do </text:span><text:span text:style-name="T36">Linux Distribution</text:span><text:span text:style-name="T145">. </text:span><text:span text:style-name="T146">Oque temos é um sistema que é uma coleção de softwares, </text:span><text:span text:style-name="T147">e a parte principal que carrega nosso </text:span><text:span text:style-name="T37">OS</text:span><text:span text:style-name="T147"> é o </text:span><text:span text:style-name="T37">linux kernel</text:span><text:span text:style-name="T147">.</text:span></text:p>
      <text:p text:style-name="P29">*<text:span text:style-name="T38">Kernel</text:span><text:span text:style-name="T148"> é o único programa que tem a permição de acessar a </text:span><text:span text:style-name="T38">memoria</text:span><text:span text:style-name="T148">, </text:span><text:span text:style-name="T38">hardrive</text:span><text:span text:style-name="T148">, </text:span><text:span text:style-name="T38">cpu</text:span><text:span text:style-name="T148">…</text:span></text:p>
      <text:p text:style-name="P29">*<text:span text:style-name="T149">Quando um computador é ligado, </text:span><text:span text:style-name="T150">oque acontece é que ele inicia o </text:span><text:span text:style-name="T39">kernel</text:span><text:span text:style-name="T150">, <text:s/></text:span><text:span text:style-name="T151">e o </text:span><text:span text:style-name="T40">kernel</text:span><text:span text:style-name="T151"> então consegue ligar os outros programas. Temos um local chamado </text:span><text:span text:style-name="T40">Kernel Space</text:span><text:span text:style-name="T151">, e tambem um chamado </text:span><text:span text:style-name="T40">User Space</text:span><text:span text:style-name="T151">. </text:span><text:span text:style-name="T152">Coisas que rodam no </text:span><text:span text:style-name="T41">Kernel</text:span><text:span text:style-name="T152"> tem acesso aos </text:span><text:span text:style-name="T41">Hard</text:span><text:span text:style-name="T42">ware</text:span><text:span text:style-name="T43">s</text:span><text:span text:style-name="T153">, </text:span><text:span text:style-name="T154">e oque roda fora do </text:span><text:span text:style-name="T44">Kernel</text:span><text:span text:style-name="T154"> </text:span><text:span text:style-name="T155">devem pedir coisas para o </text:span><text:span text:style-name="T45">Kernel</text:span></text:p>
      <text:p text:style-name="P29">*<text:span text:style-name="T156">Um </text:span><text:span text:style-name="T46">linux kernel</text:span><text:span text:style-name="T156"> poderia ser instalado sem uma distribuição, mas ele só iria ser carregado quando a maquina ligar e não fazer mais nada, pois precisara de um </text:span><text:span text:style-name="T46">software</text:span><text:span text:style-name="T156"> para lidar com o gerenciamento do sistema.</text:span></text:p>
      <text:p text:style-name="P29">*<text:span text:style-name="T157">Os </text:span><text:span text:style-name="T47">softwares</text:span><text:span text:style-name="T157"> que quisermos baixar se encontram em repositorios. </text:span><text:span text:style-name="T48">Repositorio</text:span><text:span text:style-name="T158"> é como se fosse um </text:span><text:span text:style-name="T48">website</text:span><text:span text:style-name="T158">, com um </text:span><text:span text:style-name="T48">file</text:span><text:span text:style-name="T158"> base que indica que </text:span><text:span text:style-name="T48">files</text:span><text:span text:style-name="T158"> se encontram la, e tem </text:span><text:span text:style-name="T48">referencia</text:span><text:span text:style-name="T158"> para eles. </text:span><text:span text:style-name="T159">Dentro desses </text:span><text:span text:style-name="T49">files</text:span><text:span text:style-name="T159"> temos informações sobre </text:span><text:span text:style-name="T49">dependencias</text:span><text:span text:style-name="T159">.</text:span></text:p>
      <text:p text:style-name="P29">*<text:span text:style-name="T4">/</text:span><text:span text:style-name="T50">etc/apt/sources.list</text:span><text:span text:style-name="T160"> para ver os repositorios que o apt utiliza para o gerenciamento de software</text:span></text:p>
      <text:p text:style-name="P29">*<text:span text:style-name="T161">posso atualizar meus packages com </text:span><text:span text:style-name="T51">sudo apt update</text:span></text:p>
      <text:p text:style-name="P29">*<text:span text:style-name="T52">apt-cache search “keyword”</text:span><text:span text:style-name="T162"> para procurar por um programa especifico e ter uma descrição sobre.</text:span></text:p>
      <text:p text:style-name="P29"/>
      <text:p text:style-name="P36"><text:soft-page-break/>Programs and Scripts</text:p>
      <text:p text:style-name="P29"/>
      <text:p text:style-name="P29">*<text:span text:style-name="T53">Binary programs</text:span><text:span text:style-name="T163"> são files feitos de codigos que as maquinas entendem. </text:span><text:span text:style-name="T165">Pode ser entendido pela cpu diretamente</text:span></text:p>
      <text:p text:style-name="P29">*<text:span text:style-name="T54">Text Scripts</text:span><text:span text:style-name="T164"> são legiveis para leitura. </text:span><text:span text:style-name="T166">São interpretador, e traduzidos para instruções conforme a sua execução continua</text:span></text:p>
      <text:p text:style-name="P51">*<text:span text:style-name="T167">O sistema consegue diferenciar ambos por conta de possuir uma sequencia de bytes especifica nesses arquivos que definem o tipo do arquivo. </text:span></text:p>
      <text:p text:style-name="P51"><text:span text:style-name="T56">#!/proram/that/the script/will/be/process/with</text:span></text:p>
      <text:p text:style-name="P29">*<text:span text:style-name="T168">Podemos converter nossos </text:span><text:span text:style-name="T55">sources codes</text:span><text:span text:style-name="T168"> em </text:span><text:span text:style-name="T55">binario</text:span><text:span text:style-name="T168"> com a ajuda de </text:span><text:span text:style-name="T55">compilers</text:span></text:p>
      <text:p text:style-name="P29">*<text:span text:style-name="T57">which comand</text:span><text:span text:style-name="T170"> para localizar onde ele se encontra</text:span></text:p>
      <text:p text:style-name="P52">*<text:span text:style-name="T171">tipos de files d, l, b (block device), c</text:span></text:p>
      <text:p text:style-name="P52">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0T07:15:56.135702777</dc:date>
    <meta:editing-duration>PT9H58M56S</meta:editing-duration>
    <meta:editing-cycles>167</meta:editing-cycles>
    <meta:document-statistic meta:table-count="0" meta:image-count="0" meta:object-count="0" meta:page-count="6" meta:paragraph-count="96" meta:word-count="1189" meta:character-count="7487" meta:non-whitespace-character-count="6365"/>
  </office:meta>
</office:document-meta>
</file>